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REZ RAMIREZ, VIKTOR JUNIO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078047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ARACAS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882031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EREZ RAMIREZ, VIKTOR JUNIO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78047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882031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078047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6/10/2021</text:p>
          </table:table-cell>
          <table:table-cell table:style-name="Tabla2.A3" office:value-type="string">
            <text:p text:style-name="P22">481001</text:p>
          </table:table-cell>
          <table:table-cell table:style-name="Tabla2.D3" office:value-type="string">
            <text:p text:style-name="P23">2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6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7T18:11:1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